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1.376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5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9" table:default-cell-style-name="ce2"/>
        <table:table-column table:style-name="co10" table:number-columns-repeated="49" table:default-cell-style-name="ce1"/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2016年度</text:p>
          </table:table-cell>
          <table:covered-table-cell/>
          <table:table-cell table:style-name="ce15" office:value-type="string" calcext:value-type="string" table:number-columns-spanned="3" table:number-rows-spanned="1">
            <text:p>2017年度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2018年度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11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2023年度</text:p>
          </table:table-cell>
          <table:covered-table-cell table:style-name="ce15"/>
          <table:table-cell table:style-name="ce3" office:value-type="string" calcext:value-type="string">
            <text:p>2024</text:p>
          </table:table-cell>
          <table:table-cell table:style-name="ce4" office:value-type="string" calcext:value-type="string">
            <text:p>2025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12/16</text:p>
          </table:table-cell>
          <table:table-cell table:style-name="ce3" office:value-type="string" calcext:value-type="string">
            <text:p>2/17</text:p>
          </table:table-cell>
          <table:table-cell table:style-name="ce4" office:value-type="string" calcext:value-type="string">
            <text:p>11/28</text:p>
          </table:table-cell>
          <table:table-cell table:style-name="ce4" office:value-type="string" calcext:value-type="string">
            <text:p>2/20</text:p>
          </table:table-cell>
          <table:table-cell table:style-name="ce3" office:value-type="string" calcext:value-type="string">
            <text:p>11/28</text:p>
          </table:table-cell>
          <table:table-cell table:style-name="ce4" office:value-type="string" calcext:value-type="string">
            <text:p>1/23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4:.U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5:.U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:.U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7:.U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:.U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9:.U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0:.U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:.U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2:.U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:.U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4:.U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5:.U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6:.U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7:.U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8:.U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9:.U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20:.U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21:.U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2:.U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3:.U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24:.U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25:.U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26:.U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27:.U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9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29:.U2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30:.U3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31:.U3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32:.U3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33:.U3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34:.U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35:.U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36:.U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37:.U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38:.U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39:.U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40:.U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41:.U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42:.U4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43:.U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44:.U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45:.U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46:.U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7:.U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48:.U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49:.U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50:.U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51:.U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9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53:.U5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54:.U5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55:.U5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56:.U5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57:.U5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58:.U5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59:.U5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0:.U6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1:.U6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2:.U6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3:.U6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4:.U6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5:.U6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6:.U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7:.U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8:.U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69:.U6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70:.U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1:.U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2:.U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73:.U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74:.U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75:.U7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76:.U7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9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78:.U7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79:.U7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0:.U8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1:.U8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2:.U8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3:.U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4:.U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5:.U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86:.U8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7:.U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8:.U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89:.U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90:.U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91:.U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92:.U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93:.U9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94:.U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95:.U9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6:.U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97:.U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98:.U9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99:.U9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00:.U10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01:.U10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9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03:.U10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04:.U10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05:.U10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06:.U10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107:.U10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08:.U10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09:.U10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0:.U1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1:.U1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2:.U1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3:.U1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4:.U1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5:.U1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6:.U1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7:.U1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8:.U1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19:.U1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20:.U1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21:.U1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22:.U1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123:.U1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24:.U1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25:.U1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9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27:.U12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28:.U12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29:.U12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0:.U1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1:.U1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132:.U13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3:.U1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4:.U1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5:.U1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6:.U1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7:.U1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8:.U1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39:.U1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40:.U1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41:.U1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42:.U14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43:.U1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8"/>
          <table:table-cell table:style-name="ce5" table:formula="of:=SUM([.D144:.U1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45:.U1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46:.U1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147:.U1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48:.U1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49:.U1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9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50])" office:value-type="float" office:value="10" calcext:value-type="float">
            <text:p>10</text:p>
          </table:table-cell>
          <table:table-cell table:style-name="ce5" table:formula="of:=SUM([.E4:.E150])" office:value-type="float" office:value="10" calcext:value-type="float">
            <text:p>10</text:p>
          </table:table-cell>
          <table:table-cell table:style-name="ce5" table:formula="of:=SUM([.F4:.F150])" office:value-type="float" office:value="10" calcext:value-type="float">
            <text:p>10</text:p>
          </table:table-cell>
          <table:table-cell table:style-name="ce5" table:formula="of:=SUM([.G4:.G150])" office:value-type="float" office:value="10" calcext:value-type="float">
            <text:p>10</text:p>
          </table:table-cell>
          <table:table-cell table:style-name="ce5" table:formula="of:=SUM([.H4:.H150])" office:value-type="float" office:value="10" calcext:value-type="float">
            <text:p>10</text:p>
          </table:table-cell>
          <table:table-cell table:style-name="ce5" table:formula="of:=SUM([.I4:.I150])" office:value-type="float" office:value="10" calcext:value-type="float">
            <text:p>10</text:p>
          </table:table-cell>
          <table:table-cell table:style-name="ce5" table:formula="of:=SUM([.J4:.J150])" office:value-type="float" office:value="10" calcext:value-type="float">
            <text:p>10</text:p>
          </table:table-cell>
          <table:table-cell table:style-name="ce5" table:formula="of:=SUM([.K4:.K150])" office:value-type="float" office:value="10" calcext:value-type="float">
            <text:p>10</text:p>
          </table:table-cell>
          <table:table-cell table:style-name="ce5" table:formula="of:=SUM([.L4:.L150])" office:value-type="float" office:value="10" calcext:value-type="float">
            <text:p>10</text:p>
          </table:table-cell>
          <table:table-cell table:style-name="ce5" table:formula="of:=SUM([.M4:.M150])" office:value-type="float" office:value="10" calcext:value-type="float">
            <text:p>10</text:p>
          </table:table-cell>
          <table:table-cell table:style-name="ce5" table:formula="of:=SUM([.N4:.N150])" office:value-type="float" office:value="10" calcext:value-type="float">
            <text:p>10</text:p>
          </table:table-cell>
          <table:table-cell table:style-name="ce5" table:formula="of:=SUM([.O4:.O150])" office:value-type="float" office:value="10" calcext:value-type="float">
            <text:p>10</text:p>
          </table:table-cell>
          <table:table-cell table:style-name="ce5" table:formula="of:=SUM([.P4:.P150])" office:value-type="float" office:value="10" calcext:value-type="float">
            <text:p>10</text:p>
          </table:table-cell>
          <table:table-cell table:style-name="ce5" table:formula="of:=SUM([.Q4:.Q150])" office:value-type="float" office:value="10" calcext:value-type="float">
            <text:p>10</text:p>
          </table:table-cell>
          <table:table-cell table:style-name="ce5" table:formula="of:=SUM([.R4:.R150])" office:value-type="float" office:value="10" calcext:value-type="float">
            <text:p>10</text:p>
          </table:table-cell>
          <table:table-cell table:style-name="ce5" table:formula="of:=SUM([.S4:.S150])" office:value-type="float" office:value="10" calcext:value-type="float">
            <text:p>10</text:p>
          </table:table-cell>
          <table:table-cell table:style-name="ce5" table:formula="of:=SUM([.T4:.T150])" office:value-type="float" office:value="10" calcext:value-type="float">
            <text:p>10</text:p>
          </table:table-cell>
          <table:table-cell table:style-name="ce8"/>
          <table:table-cell table:style-name="ce5" table:formula="of:=SUM([.V4:.V150])" office:value-type="float" office:value="170" calcext:value-type="float">
            <text:p>17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7"/>
        </table:table-row>
        <table:table-row table:style-name="ro1" table:number-rows-repeated="1048423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00/00/00</text:date>, <text:time style:data-style-name="N2" text:time-value="14:23:26.39953479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1T14:28:43.231650471</dc:date>
    <meta:editing-cycles>25</meta:editing-cycles>
    <meta:editing-duration>PT1H53M36S</meta:editing-duration>
    <meta:document-statistic meta:table-count="1" meta:cell-count="819" meta:object-count="0"/>
  </office:meta>
</office:document-meta>
</file>